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Filter.startElement( String uri , String local , String qName , Attributes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SS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S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SSTransformer.endElement( String uri , String name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SSTransformer.startElement( String uri , String name , String raw ,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Filter.HTMLFilt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ilter.endElement( String uri , String local , String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SS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STransformer.setupTransfor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